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48cm" fo:min-width="2.18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1.7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1cm" fo:min-width="3.7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21cm" fo:min-width="1.148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473cm" svg:height="3.7cm" svg:x="3.128cm" svg:y="2.3cm">
          <text:p text:style-name="P1"><text:span text:style-name="T1"><text:s/></text:span><text:span text:style-name="T2">¿El último elemento del </text:span></text:p>
          <text:p text:style-name="P1"><text:span text:style-name="T2">vector se alcanzó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4" draw:id="id4" draw:layer="layout" svg:width="2.3cm" svg:height="1.123cm" svg:x="10.542cm" svg:y="8.177cm">
          <text:p text:style-name="P3"><text:span text:style-name="T3">S</text:span><text:span text:style-name="T3">ali</text:span><text:span text:style-name="T3">da </text:span><text:span text:style-name="T3">de</text:span><text:span text:style-name="T3">l</text:span></text:p>
          <text:p text:style-name="P3"><text:span text:style-name="T3"><text:s/></text:span><text:span text:style-name="T3">bu</text:span><text:span text:style-name="T3">cl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4.3cm" svg:height="0.963cm" svg:x="3.714cm" svg:y="8.237cm">
          <text:p text:style-name="P1"><text:span text:style-name="T3">Ejecutar </text:span><text:span text:style-name="T3">bloque</text:span></text:p>
          <text:p text:style-name="P1"><text:span text:style-name="T3"><text:s/></text:span><text:span text:style-name="T3">de </text:span><text:span text:style-name="T3">código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5cm" svg:x1="3.714cm" svg:y1="8.718cm" svg:x2="3.128cm" svg:y2="4.15cm" draw:start-shape="id1" draw:start-glue-point="3" draw:end-shape="id2" draw:end-glue-point="5" svg:d="M3714 8718h-1614v-4568h1028" svg:viewBox="0 0 1615 4569">
          <text:p/>
        </draw:connector>
        <draw:custom-shape draw:style-name="gr5" draw:text-style-name="P4" xml:id="id3" draw:id="id3" draw:layer="layout" svg:width="1.7cm" svg:height="0.523cm" svg:x="10.842cm" svg:y="6.1cm">
          <text:p text:style-name="P3"><text:span text:style-name="T3">TRU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692cm" svg:y1="6.623cm" svg:x2="11.692cm" svg:y2="8.177cm" draw:start-shape="id3" draw:start-glue-point="2" draw:end-shape="id4" draw:end-glue-point="0" svg:d="M11692 6623v1554" svg:viewBox="0 0 1 1555">
          <text:p/>
        </draw:connector>
        <draw:connector draw:style-name="gr4" draw:text-style-name="P1" draw:layer="layout" svg:x1="8.601cm" svg:y1="4.15cm" svg:x2="11.692cm" svg:y2="6.1cm" draw:start-shape="id2" draw:start-glue-point="7" draw:end-shape="id3" draw:end-glue-point="0" svg:d="M8601 4150h3091v1950" svg:viewBox="0 0 3092 1951">
          <text:p/>
        </draw:connector>
        <draw:custom-shape draw:style-name="gr5" draw:text-style-name="P4" xml:id="id5" draw:id="id5" draw:layer="layout" svg:width="1.7cm" svg:height="0.523cm" svg:x="5.014cm" svg:y="6.7cm">
          <text:p text:style-name="P3"><text:span text:style-name="T3">FA</text:span><text:span text:style-name="T3">LS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865cm" svg:y1="6cm" svg:x2="5.864cm" svg:y2="6.7cm" draw:start-shape="id2" draw:start-glue-point="6" draw:end-shape="id5" draw:end-glue-point="0" svg:d="M5865 6000v350h-1v350" svg:viewBox="0 0 2 701">
          <text:p/>
        </draw:connector>
        <draw:connector draw:style-name="gr4" draw:text-style-name="P1" draw:layer="layout" svg:x1="5.864cm" svg:y1="7.223cm" svg:x2="5.864cm" svg:y2="8.237cm" draw:start-shape="id5" draw:start-glue-point="2" draw:end-shape="id1" draw:end-glue-point="0" svg:d="M5864 7223v1014" svg:viewBox="0 0 1 1015">
          <text:p/>
        </draw:connector>
        <draw:connector draw:style-name="gr6" draw:text-style-name="P1" draw:layer="layout" draw:line-skew="-0.355cm" svg:x1="5.865cm" svg:y1="2.3cm" svg:x2="5.86cm" svg:y2="1.137cm" draw:start-shape="id2" draw:start-glue-point="4" svg:d="M5865 2300v-1200h-5v37" svg:viewBox="0 0 6 1201">
          <text:p/>
        </draw:connector>
        <draw:connector draw:style-name="gr7" draw:text-style-name="P1" draw:layer="layout" svg:x1="5.86cm" svg:y1="1.533cm" svg:x2="6.8cm" svg:y2="1.533cm" svg:d="M5860 1533h940" svg:viewBox="0 0 941 1">
          <text:p/>
        </draw:connector>
        <draw:frame draw:style-name="gr8" draw:text-style-name="P7" draw:layer="layout" svg:width="6.268cm" svg:height="0.725cm" svg:x="6.732cm" svg:y="1.175cm">
          <draw:text-box>
            <text:p text:style-name="P6">Para cada elemento del v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14:47:56.531687484</meta:creation-date>
    <meta:editing-duration>PT59M8S</meta:editing-duration>
    <meta:editing-cycles>2</meta:editing-cycles>
    <meta:generator>LibreOffice/6.0.7.3$Linux_X86_64 LibreOffice_project/00m0$Build-3</meta:generator>
    <dc:date>2020-11-24T16:15:55.517069384</dc:date>
    <meta:document-statistic meta:object-count="13"/>
  </office:meta>
</office:document-meta>
</file>